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6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7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-color="#fbebab"/>
      <style:paragraph-properties fo:text-align="center"/>
    </style:style>
    <style:style style:name="P5" style:family="paragraph">
      <loext:graphic-properties draw:fill-color="#bbe33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2" draw:text-style-name="P2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3">
          <draw:polygon draw:style-name="gr4" draw:text-style-name="P3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5" draw:text-style-name="P4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6" draw:text-style-name="P5" draw:layer="layout" svg:width="7.199cm" svg:height="7.999cm" svg:x="8cm" svg:y="11cm" svg:viewBox="0 0 7200 8000" draw:points="800,8000 0,0 6800,0 7200,8000">
            <text:p/>
          </draw:polygon>
          <draw:custom-shape draw:style-name="gr7" draw:text-style-name="P6" draw:layer="layout" svg:width="4.8cm" svg:height="1.4cm" svg:x="0.6cm" svg:y="22.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4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8cm" svg:height="1.4cm" svg:x="15.8cm" svg:y="21.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4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4.8cm" svg:height="1.4cm" svg:x="1cm" svg:y="15.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4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8cm" svg:height="1.4cm" svg:x="18.6cm" svg:y="14.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" draw:text-style-name="P9" draw:layer="layout" svg:x1="0.8cm" svg:y1="20.1cm" svg:x2="28.4cm" svg:y2="20.1cm">
            <text:p/>
          </draw:line>
          <draw:line draw:style-name="gr10" draw:text-style-name="P9" draw:layer="layout" svg:x1="16.1cm" svg:y1="19.4cm" svg:x2="15.7cm" svg:y2="11.4cm">
            <text:p/>
          </draw:line>
          <draw:line draw:style-name="gr10" draw:text-style-name="P9" draw:layer="layout" svg:x1="8cm" svg:y1="19.2cm" svg:x2="7.2cm" svg:y2="11.4cm">
            <text:p/>
          </draw:line>
          <draw:line draw:style-name="gr10" draw:text-style-name="P9" draw:layer="layout" svg:x1="24.8cm" svg:y1="25.8cm" svg:x2="24.6cm" svg:y2="21cm">
            <text:p/>
          </draw:line>
          <draw:line draw:style-name="gr10" draw:text-style-name="P9" draw:layer="layout" svg:x1="6.4cm" svg:y1="14.2cm" svg:x2="1.596cm" svg:y2="14.2cm">
            <text:p/>
          </draw:line>
        </draw:g>
        <draw:g draw:style-name="gr3">
          <draw:line draw:style-name="gr11" draw:text-style-name="P9" draw:layer="layout" svg:x1="40.2cm" svg:y1="14.404cm" svg:x2="40.2cm" svg:y2="18.6cm">
            <text:p/>
          </draw:line>
          <draw:line draw:style-name="gr11" draw:text-style-name="P9" draw:layer="layout" svg:x1="40.2cm" svg:y1="14.404cm" svg:x2="40.2cm" svg:y2="18.6cm">
            <text:p/>
          </draw:line>
          <draw:custom-shape draw:style-name="gr12" draw:text-style-name="P10" draw:layer="layout" svg:width="2cm" svg:height="2cm" svg:x="53.2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2cm" svg:height="2cm" svg:x="39.202cm" svg:y="18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2cm" svg:height="2cm" draw:transform="skewX (-0.0204203522483337) translate (39.204cm 12.4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2cm" svg:height="2cm" svg:x="44.205cm" svg:y="8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2cm" svg:height="2cm" svg:x="56.202cm" svg:y="18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2cm" svg:height="2cm" svg:x="53.202cm" svg:y="24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45.2cm" svg:y1="10.404cm" svg:x2="46.2cm" svg:y2="18.403cm">
            <text:p/>
          </draw:line>
          <draw:line draw:style-name="gr11" draw:text-style-name="P9" draw:layer="layout" svg:x1="54.2cm" svg:y1="20.404cm" svg:x2="54.2cm" svg:y2="24.6cm">
            <text:p/>
          </draw:line>
          <draw:line draw:style-name="gr11" draw:text-style-name="P9" draw:layer="layout" svg:x1="41.202cm" svg:y1="19.4cm" svg:x2="56.202cm" svg:y2="19.2cm">
            <text:p/>
          </draw:line>
          <draw:custom-shape draw:style-name="gr12" draw:text-style-name="P10" draw:layer="layout" svg:width="2cm" svg:height="2cm" svg:x="53.201cm" svg:y="18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2cm" svg:height="2cm" svg:x="45.203cm" svg:y="18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2cm" svg:height="2cm" svg:x="38.706cm" svg:y="8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2cm" svg:height="2cm" svg:x="34.707cm" svg:y="12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9" draw:layer="layout" svg:x1="39.8cm" svg:y1="10.304cm" svg:x2="40.2cm" svg:y2="12.404cm">
            <text:p/>
          </draw:line>
          <draw:line draw:style-name="gr11" draw:text-style-name="P9" draw:layer="layout" svg:x1="36.8cm" svg:y1="13.4cm" svg:x2="39.204cm" svg:y2="13.4cm">
            <text:p/>
          </draw:line>
        </draw:g>
        <draw:frame draw:style-name="gr13" draw:text-style-name="P11" draw:layer="layout" svg:width="11.8cm" svg:height="1.673cm" svg:x="8.8cm" svg:y="29.564cm">
          <draw:text-box>
            <text:p><text:span text:style-name="T1">(a)</text:span><text:span text:style-name="T1">解析する場所</text:span></text:p>
          </draw:text-box>
        </draw:frame>
        <draw:frame draw:style-name="gr14" draw:text-style-name="P11" draw:layer="layout" svg:width="13.8cm" svg:height="1.999cm" svg:x="39.554cm" svg:y="29.401cm">
          <draw:text-box>
            <text:p><text:span text:style-name="T1">(a)</text:span><text:span text:style-name="T1">ネットワークモデル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09-13T16:47:09.850412402</dc:date>
    <meta:editing-duration>PT53S</meta:editing-duration>
    <meta:editing-cycles>2</meta:editing-cycles>
    <meta:generator>LibreOffice/7.5.5.2$Linux_X86_64 LibreOffice_project/50$Build-2</meta:generator>
    <meta:document-statistic meta:object-count="64"/>
  </office:meta>
</office:document-meta>
</file>